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19" text:outline-level="1"><text:bookmark-start text:name="__RefHeading___Toc74045_457627304"/>Autorská práva<text:bookmark-end text:name="__RefHeading___Toc74045_457627304"/></text:h>
        <text:p text:style-name="P10">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20"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Poznámka:</text:p>
          </text:list-item>
        </text:list>
        <text:p text:style-name="P4">Vše, co do e-mailové konference pošlete, včetně e-mailové adresy a dalších osobních informací uvedených ve zprávě, bude veřejně viditelné bez možnosti smazání.</text:p>
        <text:h text:style-name="P20" text:outline-level="2"><text:bookmark-start text:name="__RefHeading__5644_1566568644"/>Datum vydání a verze programu<text:bookmark-end text:name="__RefHeading__5644_1566568644"/></text:h>
        <text:p text:style-name="Text_20_body"><text:span text:style-name="Emphasis">Anglický originál byl vydán v </text:span><text:span text:style-name="Emphasis"><text:date style:data-style-name="N34" text:date-value="2020-01-24T16:06:51.964960000">lednu</text:date></text:span><text:span text:style-name="Emphasis"><text:s/></text:span><text:span text:style-name="Emphasis"><text:date style:data-style-name="N121" text:date-value="2020-01-24T16:06:51.965054296">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5"><text:a xlink:type="simple" xlink:href="#__RefHeading___Toc74045_45762730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74047_457627304" text:style-name="Index_20_Link" text:visited-style-name="Index_20_Link">Vaše instalace LibreOffice Online<text:tab/>3</text:a></text:p>
            <text:p text:style-name="P16"><text:a xlink:type="simple" xlink:href="#__RefHeading___Toc74049_457627304" text:style-name="Index_20_Link" text:visited-style-name="Index_20_Link">Přihlášení do cloudové služby<text:tab/>3</text:a></text:p>
            <text:p text:style-name="P16"><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60652206559158" text:continue-numbering="true" text:style-name="Heading_20_Note">
        <text:list-item>
          <text:p text:style-name="P24"><text:span text:style-name="T27">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utné dokončit krátký proces nastavení. Na první obrazovce uvedeme jméno svého účtu pro správu a nastavíme heslo tohoto účtu.</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text:span text:style-name="T26">V</text:span>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ext:span text:style-name="T29">A</text:span>plikace <text:span text:style-name="T25">C</text:span>ollabora <text:span text:style-name="T25">Online</text:span> v <text:span text:style-name="T25"/> <text:span text:style-name="T27">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2664700433" text:style-name="Heading_20_Tip">
        <text:list-item>
          <text:p text:style-name="Heading_20_Tip"><text:span text:style-name="T28">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